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0000000200F54F3CEA681B52DA.png" manifest:media-type="image/png"/>
  <manifest:file-entry manifest:full-path="Pictures/1000000000000264000002648ABE1C9E82B9A73A.jpg" manifest:media-type="image/jpeg"/>
  <manifest:file-entry manifest:full-path="Pictures/100000010000020000000200E115839AA773D82F.png" manifest:media-type="image/png"/>
  <manifest:file-entry manifest:full-path="Pictures/100000010000020000000200C8A8389B004F997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9cm, 0.5cm, 0.601cm, 0.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2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353cm" fo:margin-bottom="0.35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73763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52pt" fo:letter-spacing="normal" fo:font-style="normal" style:text-underline-style="none" fo:font-weight="bold" style:font-name-asian="Inter1" style:font-size-asian="52pt" style:font-style-asian="normal" style:font-weight-asian="bold" style:font-name-complex="Inter1" style:font-size-complex="5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bold" style:font-name-asian="Inter1" style:font-size-asian="25pt" style:font-style-asian="normal" style:font-weight-asian="bold" style:font-name-complex="Inter1" style:font-size-complex="25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5pt" fo:letter-spacing="normal" fo:font-style="normal" style:text-underline-style="none" fo:font-weight="normal" style:font-name-asian="Inter1" style:font-size-asian="25pt" style:font-style-asian="normal" style:font-weight-asian="normal" style:font-name-complex="Inter1" style:font-size-complex="25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0pt" fo:letter-spacing="normal" fo:font-style="normal" style:text-underline-style="none" fo:font-weight="normal" style:font-name-asian="Inter1" style:font-size-asian="20pt" style:font-style-asian="normal" style:font-weight-asian="normal" style:font-name-complex="Inter1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normal" style:font-name-asian="Inter1" style:font-size-asian="18pt" style:font-style-asian="normal" style:font-weight-asian="normal" style:font-name-complex="Inter1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18pt" fo:letter-spacing="normal" fo:font-style="normal" style:text-underline-style="none" fo:font-weight="bold" style:font-name-asian="Inter1" style:font-size-asian="18pt" style:font-style-asian="normal" style:font-weight-asian="bold" style:font-name-complex="Inter1" style:font-size-complex="18pt" style:font-style-complex="normal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Inter1" fo:font-size="28pt" fo:letter-spacing="normal" fo:font-style="normal" style:text-underline-style="none" fo:font-weight="bold" style:font-name-asian="Inter1" style:font-size-asian="28pt" style:font-style-asian="normal" style:font-weight-asian="bold" style:font-name-complex="Inter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658cm" svg:y="-0.286cm" presentation:class="title" presentation:user-transformed="true">
          <draw:text-box>
            <text:p text:style-name="P1"><text:span text:style-name="T1">REDES NEURONALES</text:span></text:p>
          </draw:text-box>
        </draw:frame>
        <draw:frame draw:name="Google Shape;55;p13" presentation:style-name="pr1" draw:text-style-name="P2" draw:layer="layout" svg:width="23.667cm" svg:height="3.625cm" svg:x="0.866cm" svg:y="1.789cm" presentation:class="title" presentation:user-transformed="true">
          <draw:text-box>
            <text:p text:style-name="P1"><text:span text:style-name="T2">REDES NEURONALES</text:span></text:p>
          </draw:text-box>
        </draw:frame>
        <draw:frame draw:name="Google Shape;56;p13" presentation:style-name="pr2" draw:text-style-name="P7" draw:layer="layout" svg:width="10.965cm" svg:height="6.475cm" svg:x="2.676cm" svg:y="6.58cm" presentation:class="subtitle" presentation:user-transformed="true">
          <draw:text-box>
            <text:p text:style-name="P3"><text:span text:style-name="T3">Integrantes</text:span><text:span text:style-name="T4">:</text:span></text:p>
            <text:p text:style-name="P4"><text:span text:style-name="T5">Cardone Lucas.</text:span></text:p>
            <text:p text:style-name="P5"><text:span text:style-name="T5">Rillo Jazmín.</text:span></text:p>
            <text:p text:style-name="P5"><text:span text:style-name="T5">Santibañez Franco.</text:span></text:p>
            <text:p text:style-name="P5"><text:span text:style-name="T5">Tamola Valentín.</text:span></text:p>
            <text:p text:style-name="P6"><text:span text:style-name="T5">Zamperoni Luca.</text:span></text:p>
          </draw:text-box>
        </draw:frame>
        <draw:frame draw:name="Google Shape;57;p13" draw:style-name="gr1" draw:text-style-name="P8" draw:layer="layout" svg:width="6.475cm" svg:height="6.475cm" svg:x="13.009cm" svg:y="6.952cm">
          <draw:image xlink:href="Pictures/1000000000000264000002648ABE1C9E82B9A73A.jpg" xlink:type="simple" xlink:show="embed" xlink:actuate="onLoad" draw:mime-type="image/jpeg">
            <text:p/>
          </draw:image>
        </draw:frame>
        <presentation:notes draw:style-name="dp2">
          <draw:page-thumbnail draw:name="Google Shape;51;g1e17819a47d_0_102:notes" draw:style-name="gr2" draw:layer="layout" svg:width="16.932cm" svg:height="9.524cm" svg:x="1.059cm" svg:y="1.905cm" draw:page-number="1" presentation:class="page"/>
          <draw:frame draw:name="Google Shape;52;g1e17819a47d_0_102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presentation:style-name="pr1" draw:text-style-name="P2" draw:layer="layout" svg:width="23.667cm" svg:height="5.701cm" svg:x="0.635cm" svg:y="0.014cm" presentation:class="title" presentation:user-transformed="true">
          <draw:text-box>
            <text:p text:style-name="P1"><text:span text:style-name="T2">¿QUÉ SON?</text:span></text:p>
          </draw:text-box>
        </draw:frame>
        <draw:frame draw:name="Google Shape;63;p 2" draw:style-name="gr3" draw:text-style-name="P8" draw:layer="layout" svg:width="5.106cm" svg:height="5.106cm" svg:x="10.134cm" svg:y="6.959cm">
          <draw:image xlink:href="Pictures/100000010000020000000200F54F3CEA681B52DA.png" xlink:type="simple" xlink:show="embed" xlink:actuate="onLoad" draw:mime-type="image/png">
            <text:p/>
          </draw:image>
        </draw:frame>
        <presentation:notes draw:style-name="dp3">
          <draw:page-thumbnail draw:name="Google Shape;59;g22c3bc9bee8_0_19:notes" draw:style-name="gr2" draw:layer="layout" svg:width="16.932cm" svg:height="9.524cm" svg:x="1.059cm" svg:y="1.905cm" draw:page-number="2" presentation:class="page"/>
          <draw:frame draw:name="Google Shape;60;g22c3bc9bee8_0_19:notes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8;p15" presentation:style-name="pr5" draw:text-style-name="P13" draw:layer="layout" svg:width="17.669cm" svg:height="9.005cm" svg:x="0.912cm" svg:y="2.812cm" presentation:class="outline" presentation:user-transformed="true">
          <draw:text-box>
            <text:list text:style-name="L2">
              <text:list-item>
                <text:p text:style-name="P10"><text:span text:style-name="T6">Es un método de la </text:span><text:span text:style-name="T7">inteligencia artificial </text:span><text:span text:style-name="T6">que enseña a las computadoras a procesar datos, inspirada en la forma en que lo hace el cerebro humano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Es un tipo de proceso de </text:span><text:span text:style-name="T7">machine learning </text:span><text:span text:style-name="T6">llamado aprendizaje profundo.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Utiliza los </text:span><text:span text:style-name="T7">nodos </text:span><text:span text:style-name="T6">o </text:span><text:span text:style-name="T7">neuronas </text:span><text:span text:style-name="T6">interconectados en una estructura de </text:span><text:span text:style-name="T7">capas</text:span><text:span text:style-name="T6">. </text:span></text:p>
              </text:list-item>
            </text:list>
          </draw:text-box>
        </draw:frame>
        <draw:frame draw:name="Google Shape;69;p 2" draw:style-name="gr3" draw:text-style-name="P8" draw:layer="layout" svg:width="5.951cm" svg:height="5.951cm" svg:x="18.582cm" svg:y="4.339cm">
          <draw:image xlink:href="Pictures/100000010000020000000200E115839AA773D82F.png" xlink:type="simple" xlink:show="embed" xlink:actuate="onLoad" draw:mime-type="image/png">
            <text:p/>
          </draw:image>
        </draw:frame>
        <presentation:notes draw:style-name="dp3">
          <draw:page-thumbnail draw:name="Google Shape;65;g22bf4f9bddb_0_95:notes" draw:style-name="gr2" draw:layer="layout" svg:width="16.932cm" svg:height="9.524cm" svg:x="1.059cm" svg:y="1.905cm" draw:page-number="3" presentation:class="page"/>
          <draw:frame draw:name="Google Shape;66;g22bf4f9bddb_0_95:notes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POR QUÉ SON IMPORTANTES?" draw:style-name="dp1" draw:master-page-name="TITLE_5f_AND_5f_BODY" presentation:presentation-page-layout-name="AL2T1">
        <draw:frame draw:name="Google Shape;74;p16" presentation:style-name="pr7" draw:text-style-name="P14" draw:layer="layout" svg:width="23.667cm" svg:height="1.59cm" svg:x="0.866cm" svg:y="1.236cm" presentation:class="title" presentation:user-transformed="true">
          <draw:text-box>
            <text:p text:style-name="P1"><text:span text:style-name="T8">¿POR QUÉ SON IMPORTANTES?</text:span></text:p>
          </draw:text-box>
        </draw:frame>
        <draw:frame draw:name="Google Shape;75;p 2" presentation:style-name="pr5" draw:text-style-name="P13" draw:layer="layout" svg:width="18.221cm" svg:height="10.214cm" svg:x="6.73cm" svg:y="3.493cm" presentation:class="outline" presentation:user-transformed="true">
          <draw:text-box>
            <text:list text:style-name="L2">
              <text:list-item>
                <text:p text:style-name="P10"><text:span text:style-name="T6">Crea un sistema adaptable que las computadoras utilizan para aprender de sus errores y mejorar continuamente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yudar a las computadoras a tomar decisiones inteligentes con asistencia humana limitada. </text:span></text:p>
              </text:list-item>
            </text:list>
            <text:p text:style-name="P11"><text:span text:style-name="T6"/></text:p>
            <text:list text:continue-numbering="true" text:style-name="L2">
              <text:list-item>
                <text:p text:style-name="P12"><text:span text:style-name="T6">Pueden aprender y modelar las relaciones entre los datos de entrada y salida que no son lineales y que son complejos. </text:span></text:p>
              </text:list-item>
            </text:list>
          </draw:text-box>
        </draw:frame>
        <draw:frame draw:name="Google Shape;76;p 2" draw:style-name="gr3" draw:text-style-name="P8" draw:layer="layout" svg:width="5.465cm" svg:height="5.465cm" svg:x="0.866cm" svg:y="5.35cm">
          <draw:image xlink:href="Pictures/100000010000020000000200C8A8389B004F9979.png" xlink:type="simple" xlink:show="embed" xlink:actuate="onLoad" draw:mime-type="image/png">
            <text:p/>
          </draw:image>
        </draw:frame>
        <presentation:notes draw:style-name="dp3">
          <draw:page-thumbnail draw:name="Google Shape;71;g22c3bc9bee8_0_3:notes" draw:style-name="gr2" draw:layer="layout" svg:width="16.932cm" svg:height="9.524cm" svg:x="1.059cm" svg:y="1.905cm" draw:page-number="4" presentation:class="page"/>
          <draw:frame draw:name="Google Shape;72;g22c3bc9bee8_0_3:notes 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2.2$Windows_X86_64 LibreOffice_project/53bb9681a964705cf672590721dbc85eb4d0c3a2</meta:generator>
    <dc:date>2023-04-19T12:53:49.177000000</dc:date>
    <meta:editing-duration>PT1M3S</meta:editing-duration>
    <meta:editing-cycles>2</meta:editing-cycles>
    <meta:document-statistic meta:object-count="47"/>
  </office:meta>
</office:document-meta>
</file>